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C54226A90AC1C87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5.875cm" fo:margin-left="-0.243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A1" style:family="table-cell">
      <style:table-cell-properties fo:background-color="#efefef" fo:padding="0.176cm" fo:border="3pt solid #ffffff" style:writing-mode="lr-tb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 style:writing-mode="lr-tb">
        <style:background-image/>
      </style:table-cell-properties>
    </style:style>
    <style:style style:name="Table2" style:family="table">
      <style:table-properties style:width="15.743cm" fo:margin-left="-0.206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A1" style:family="table-cell">
      <style:table-cell-properties fo:background-color="#c9daf8" fo:padding="0.176cm" fo:border="1pt solid #000001" style:writing-mode="lr-tb">
        <style:background-image/>
      </style:table-cell-properties>
    </style:style>
    <style:style style:name="Table2.A2" style:family="table-cell">
      <style:table-cell-properties fo:padding="0.176cm" fo:border="1pt solid #000001" style:writing-mode="lr-tb"/>
    </style:style>
    <style:style style:name="Table2.B2" style:family="table-cell">
      <style:table-cell-properties fo:padding="0.176cm" fo:border="1pt solid #000001" style:writing-mode="lr-tb"/>
    </style:style>
    <style:style style:name="Table2.C2" style:family="table-cell">
      <style:table-cell-properties fo:padding="0.176cm" fo:border="1pt solid #000001" style:writing-mode="lr-tb"/>
    </style:style>
    <style:style style:name="Table3" style:family="table">
      <style:table-properties style:width="16.669cm" fo:margin-left="-0.206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2.727cm"/>
    </style:style>
    <style:style style:name="Table3.1" style:family="table-row">
      <style:table-row-properties style:min-row-height="0.242cm" style:use-optimal-row-height="false"/>
    </style:style>
    <style:style style:name="Table3.A1" style:family="table-cell">
      <style:table-cell-properties fo:background-color="#c9daf8" fo:padding="0.176cm" fo:border="1pt solid #000001" style:writing-mode="lr-tb">
        <style:background-image/>
      </style:table-cell-properties>
    </style:style>
    <style:style style:name="Table3.A2" style:family="table-cell">
      <style:table-cell-properties fo:padding="0.176cm" fo:border="1pt solid #000001" style:writing-mode="lr-tb"/>
    </style:style>
    <style:style style:name="Table3.B2" style:family="table-cell">
      <style:table-cell-properties fo:padding="0.176cm" fo:border="1pt solid #000001" style:writing-mode="lr-tb"/>
    </style:style>
    <style:style style:name="Table3.C2" style:family="table-cell">
      <style:table-cell-properties fo:padding="0.176cm" fo:border="1pt solid #000001" style:writing-mode="lr-tb"/>
    </style:style>
    <style:style style:name="Table3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A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3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" style:family="table">
      <style:table-properties style:width="15.901cm" fo:margin-left="-0.206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A1" style:family="table-cell">
      <style:table-cell-properties fo:background-color="#c9daf8" fo:padding="0.176cm" fo:border="1pt solid #000001" style:writing-mode="lr-tb">
        <style:background-image/>
      </style:table-cell-properties>
    </style:style>
    <style:style style:name="Table4.A2" style:family="table-cell">
      <style:table-cell-properties fo:background-color="#8eaadb" fo:padding="0.176cm" fo:border="1pt solid #000001" style:writing-mode="lr-tb">
        <style:background-image/>
      </style:table-cell-properties>
    </style:style>
    <style:style style:name="Table4.A3" style:family="table-cell">
      <style:table-cell-properties fo:background-color="#8eaadb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5" style:family="table-cell">
      <style:table-cell-properties fo:background-color="#00ff66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8" style:family="table-cell">
      <style:table-cell-properties fo:background-color="#ff9900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C8" style:family="table-cell" style:data-style-name="N0">
      <style:table-cell-properties fo:background-color="#ff9900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10" style:family="table-cell">
      <style:table-cell-properties fo:background-color="#ff9900" fo:padding="0.176cm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B10" style:family="table-cell">
      <style:table-cell-properties fo:background-color="#ff9900" fo:padding="0.176cm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C10" style:family="table-cell">
      <style:table-cell-properties fo:background-color="#ff9900" fo:padding="0.176cm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D10" style:family="table-cell">
      <style:table-cell-properties fo:background-color="#ff9900" fo:padding="0.176cm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A11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B11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C11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D11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A12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B12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C12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D12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A13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B13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C13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D13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A14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B14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C14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D14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A15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B15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C15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Table4.D15" style:family="table-cell">
      <style:table-cell-properties fo:background-color="#ff9900" fo:padding="0.176cm" fo:border="1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666666"/>
    </style:style>
    <style:style style:name="P2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434343" fo:font-size="14pt" style:font-size-asian="14pt" style:font-size-complex="14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/>
      <style:text-properties fo:language="en" fo:country="US"/>
    </style:style>
    <style:style style:name="P8" style:family="paragraph" style:parent-style-name="Standard">
      <style:paragraph-properties fo:line-height="100%" fo:text-align="center" style:justify-single-word="false"/>
      <style:text-properties style:font-name="Trebuchet MS" fo:font-size="16pt" style:font-name-asian="Trebuchet MS" style:font-size-asian="16pt" style:font-name-complex="Trebuchet M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style:font-name-asian="Trebuchet MS" style:font-size-asian="16pt" style:font-name-complex="Trebuchet MS" style:font-size-complex="16pt"/>
    </style:style>
    <style:style style:name="P10" style:family="paragraph" style:parent-style-name="Standard">
      <style:text-properties style:font-name="Trebuchet MS" style:font-name-asian="Trebuchet MS" style:font-name-complex="Trebuchet MS"/>
    </style:style>
    <style:style style:name="P11" style:family="paragraph" style:parent-style-name="Standard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12" style:family="paragraph" style:parent-style-name="Standard">
      <style:paragraph-properties fo:line-height="100%" fo:orphans="0" fo:widows="0"/>
      <style:text-properties style:font-name="Trebuchet MS" fo:font-size="12pt" officeooo:rsid="00145e0c" officeooo:paragraph-rsid="00145e0c" style:font-name-asian="Trebuchet MS" style:font-size-asian="12pt" style:font-name-complex="Trebuchet MS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Trebuchet MS" fo:font-size="12pt" officeooo:rsid="00182c24" officeooo:paragraph-rsid="00182c24" style:font-name-asian="Trebuchet MS" style:font-size-asian="12pt" style:font-name-complex="Trebuchet MS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Heading">
      <style:paragraph-properties fo:text-align="center" style:justify-single-word="false"/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 style:list-style-name="L1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19" style:family="paragraph" style:parent-style-name="Heading" style:master-page-name="MP0">
      <style:paragraph-properties fo:text-align="center" style:justify-single-word="false" style:page-number="1" fo:break-before="page"/>
    </style:style>
    <style:style style:name="P20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1a13ad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80000" fo:font-size="14pt" fo:language="en" fo:country="US" fo:font-style="italic" style:font-size-asian="14pt" style:font-style-asian="italic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fo:color="#980000" fo:font-size="14pt" fo:font-style="italic" officeooo:rsid="0016cd66" style:font-size-asian="14pt" style:font-style-asian="italic" style:font-size-complex="14pt"/>
    </style:style>
    <style:style style:name="T7" style:family="text">
      <style:text-properties officeooo:rsid="00145e0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rebuchet M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cm" fo:padding-bottom="0cm" fo:padding-left="0cm" fo:padding-right="0cm" fo:wrap-option="no-wrap" style:run-through="background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j6tf2leztpx8"/></text:p>
      <text:p text:style-name="P15"><text:bookmark text:name="_gwoie9a662ts"/>Projet Resilient SXP2</text:p>
      <text:p text:style-name="P16"><text:bookmark text:name="_6ssryf72fcgc"/>Master 1 Informatique — Génie Logiciel — Projet Phase 2</text:p>
      <text:p text:style-name="P4"><text:span text:style-name="Police_20_par_20_défaut"><text:span text:style-name="T1">Past Sprint : </text:span></text:span><text:span text:style-name="Police_20_par_20_défaut"><text:span text:style-name="T2">1</text:span></text:span><text:span text:style-name="Police_20_par_20_défaut"><text:span text:style-name="T4"> <text:s/></text:span></text:span><text:span text:style-name="Police_20_par_20_défaut"><text:span text:style-name="T1">Next Sprint : </text:span></text:span><text:span text:style-name="Police_20_par_20_défaut"><text:span text:style-name="T2">2</text:span></text:span></text:p>
      <text:p text:style-name="P4"><text:span text:style-name="Police_20_par_20_défaut"><text:span text:style-name="T3">Durée de Sprint:</text:span></text:span><text:span text:style-name="Police_20_par_20_défaut"><text:span text:style-name="T6"> </text:span></text:span><text:span text:style-name="Police_20_par_20_défaut"><text:span text:style-name="T5">1 sem</text:span></text:span></text:p>
      <text:p text:style-name="P5"/>
      <text:p text:style-name="Standard"/>
      <text:p text:style-name="Standard"/>
      <text:p text:style-name="Standard">Participants</text:p>
      <text:p text:style-name="Standard"><draw:custom-shape text:anchor-type="as-char" svg:y="0cm" draw:z-index="3" draw:name="Rectangle 2" draw:style-name="gr1" draw:text-style-name="P20" svg:width="0.003cm" svg:height="0.054cm"><text:p/><draw:enhanced-geometry svg:viewBox="0 0 21600 21600" draw:type="non-primitive" draw:enhanced-path="M 0 0 L 21600 0 21600 21600 0 21600 Z N"/></draw:custom-shap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éveloppeur(s)</text:p>
          </table:table-cell>
          <table:table-cell table:style-name="Table1.A1" office:value-type="string">
            <text:p text:style-name="P7">Raphael Sturgis, Victor Varin, Makram Ayari, Joël Forward</text:p>
          </table:table-cell>
        </table:table-row>
        <table:table-row>
          <table:table-cell table:style-name="Table1.A1" office:value-type="string">
            <text:p text:style-name="P6">Scrum Master</text:p>
          </table:table-cell>
          <table:table-cell table:style-name="Table1.B2" office:value-type="string">
            <text:p text:style-name="P6">Raphael Sturgis</text:p>
          </table:table-cell>
        </table:table-row>
      </table:table>
      <text:p text:style-name="Standard"/>
      <text:p text:style-name="Standard"/>
      <text:p text:style-name="Standard">Definition of Done</text:p>
      <text:p text:style-name="Standard"><draw:custom-shape text:anchor-type="as-char" svg:y="0cm" draw:z-index="4" draw:name="Rectangle 3" draw:style-name="gr1" draw:text-style-name="P20" svg:width="0.003cm" svg:height="0.054cm"><text:p/><draw:enhanced-geometry svg:viewBox="0 0 21600 21600" draw:type="non-primitive" draw:enhanced-path="M 0 0 L 21600 0 21600 21600 0 21600 Z N"/></draw:custom-shape></text:p>
      <text:p text:style-name="Standard"><text:s/></text:p>
      <text:p text:style-name="Standard">Dans notre équipe, et donc dans ce document, nous définissons une tâche faite comme réalisée, testée (si applicable), vérifiée par un collègue.</text:p>
      <text:p text:style-name="Standard"/>
      <text:p text:style-name="Standard"/>
      <text:p text:style-name="Standard"/>
      <text:p text:style-name="Standard">Definition du Point de charge</text:p>
      <text:p text:style-name="Standard"><draw:custom-shape text:anchor-type="as-char" svg:y="0cm" draw:z-index="5" draw:name="Rectangle 4" draw:style-name="gr1" draw:text-style-name="P20" svg:width="0.003cm" svg:height="0.054cm"><text:p/><draw:enhanced-geometry svg:viewBox="0 0 21600 21600" draw:type="non-primitive" draw:enhanced-path="M 0 0 L 21600 0 21600 21600 0 21600 Z N"/></draw:custom-shape></text:p>
      <text:p text:style-name="Standard"><text:s/></text:p>
      <text:p text:style-name="Standard">Dans notre équipe, et donc dans ce document, nous définissons un point de charge comme une heure de travail.</text:p>
      <text:p text:style-name="Standard"/>
      <text:p text:style-name="Standard"/>
      <text:p text:style-name="P17"/>
      <text:p text:style-name="P8">Past sprint backlog</text:p>
      <text:p text:style-name="P14"/>
      <text:p text:style-name="P10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Charge</text:p>
          </table:table-cell>
          <table:table-cell table:style-name="Table2.A1" office:value-type="string">
            <text:p text:style-name="P11">Fait (%)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Standard"/>
      <text:p text:style-name="Standard"/>
      <text:p text:style-name="P9">Next sprint backlog</text:p>
      <text:p text:style-name="Standard"/>
      <text:p text:style-name="P10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Item</text:p>
          </table:table-cell>
          <table:table-cell table:style-name="Table3.A1" office:value-type="string">
            <text:p text:style-name="P11">Charge</text:p>
          </table:table-cell>
          <table:table-cell table:style-name="Table3.A1" office:value-type="string">
            <text:p text:style-name="P11">Par qui?</text:p>
          </table:table-cell>
        </table:table-row>
        <table:table-row>
          <table:table-cell table:style-name="Table3.A2" office:value-type="string">
            <text:list xml:id="list2460678879565478909" text:style-name="L1">
              <text:list-item>
                <text:p text:style-name="P18">Etablir connexion entre 2 pairs <text:span text:style-name="T7">(predefini pour commencer)</text:span></text:p>
              </text:list-item>
            </text:list>
          </table:table-cell>
          <table:table-cell table:style-name="Table3.B2" office:value-type="string">
            <text:p text:style-name="P13">12</text:p>
          </table:table-cell>
          <table:table-cell table:style-name="Table3.C2" office:value-type="string">
            <text:p text:style-name="P13">Joel +Victor</text:p>
          </table:table-cell>
        </table:table-row>
        <table:table-row>
          <table:table-cell table:style-name="Table3.A3" office:value-type="string">
            <text:list xml:id="list153935322949523" text:continue-numbering="true" text:style-name="L1">
              <text:list-item>
                <text:p text:style-name="P18">Envoie de message entre pairs</text:p>
              </text:list-item>
            </text:list>
          </table:table-cell>
          <table:table-cell table:style-name="Table3.B3" office:value-type="string">
            <text:p text:style-name="P13">8</text:p>
          </table:table-cell>
          <table:table-cell table:style-name="Table3.C3" office:value-type="string">
            <text:p text:style-name="P13">Victor + Joel</text:p>
          </table:table-cell>
        </table:table-row>
        <table:table-row>
          <table:table-cell table:style-name="Table3.A6" office:value-type="string">
            <text:list xml:id="list153935663861478" text:continue-numbering="true" text:style-name="L1">
              <text:list-item>
                <text:p text:style-name="P18">Créer une sauvegarde avec les données</text:p>
              </text:list-item>
            </text:list>
          </table:table-cell>
          <table:table-cell table:style-name="Table3.B6" office:value-type="string">
            <text:p text:style-name="P11">4</text:p>
          </table:table-cell>
          <table:table-cell table:style-name="Table3.C6" office:value-type="string">
            <text:p text:style-name="P13">Raphael + </text:p>
            <text:p text:style-name="P13">Makram</text:p>
          </table:table-cell>
        </table:table-row>
        <table:table-row>
          <table:table-cell table:style-name="Table3.A6" office:value-type="string">
            <text:list xml:id="list153935869462255" text:continue-numbering="true" text:style-name="L1">
              <text:list-item>
                <text:p text:style-name="P18">Crypter les sauvegardes</text:p>
              </text:list-item>
            </text:list>
          </table:table-cell>
          <table:table-cell table:style-name="Table3.B6" office:value-type="string">
            <text:p text:style-name="P13">4</text:p>
          </table:table-cell>
          <table:table-cell table:style-name="Table3.C6" office:value-type="string">
            <text:p text:style-name="P13">Makram + Raphael</text:p>
          </table:table-cell>
        </table:table-row>
        <table:table-row>
          <table:table-cell table:style-name="Table3.A6" office:value-type="string">
            <text:list xml:id="list153936643372141" text:continue-numbering="true" text:style-name="L1">
              <text:list-item>
                <text:p text:style-name="P18">Envoie de la sauvegarde avec les informations pertinentes</text:p>
              </text:list-item>
            </text:list>
          </table:table-cell>
          <table:table-cell table:style-name="Table3.B6" office:value-type="string">
            <text:p text:style-name="P11">4</text:p>
          </table:table-cell>
          <table:table-cell table:style-name="Table3.C6" office:value-type="string">
            <text:p text:style-name="P13">Raphael + </text:p>
            <text:p text:style-name="P13">Makram</text:p>
          </table:table-cell>
        </table:table-row>
        <table:table-row>
          <table:table-cell table:style-name="Table3.A7" office:value-type="string">
            <text:list xml:id="list153935209285655" text:continue-numbering="true" text:style-name="L1">
              <text:list-item>
                <text:p text:style-name="P18">Chercher parmi ses paires qui est dispo</text:p>
              </text:list-item>
            </text:list>
          </table:table-cell>
          <table:table-cell table:style-name="Table3.B7" office:value-type="string">
            <text:p text:style-name="P13">6</text:p>
          </table:table-cell>
          <table:table-cell table:style-name="Table3.C7" office:value-type="string">
            <text:p text:style-name="P13">Makram + Raphael</text:p>
          </table:table-cell>
        </table:table-row>
      </table:table>
      <text:p text:style-name="Standard"/>
      <text:p text:style-name="Standard"/>
      <text:p text:style-name="Standard"/>
      <text:p text:style-name="P9">Product backlog</text:p>
      <text:p text:style-name="P9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Item</text:p>
          </table:table-cell>
          <table:table-cell table:style-name="Table4.A1" office:value-type="string">
            <text:p text:style-name="P11">Valeur</text:p>
          </table:table-cell>
          <table:table-cell table:style-name="Table4.A1" office:value-type="string">
            <text:p text:style-name="P11">Charge</text:p>
          </table:table-cell>
          <table:table-cell table:style-name="Table4.A1" office:value-type="string">
            <text:p text:style-name="P11">Risque</text:p>
          </table:table-cell>
        </table:table-row>
        <table:table-row>
          <table:table-cell table:style-name="Table4.A2" office:value-type="string">
            <text:p text:style-name="P11">Communication entre 2 pairs</text:p>
          </table:table-cell>
          <table:table-cell table:style-name="Table4.A2" office:value-type="string">
            <text:p text:style-name="P11">4</text:p>
          </table:table-cell>
          <table:table-cell table:style-name="Table4.A2" office:value-type="string">
            <text:p text:style-name="P12">20</text:p>
          </table:table-cell>
          <table:table-cell table:style-name="Table4.A2" office:value-type="string">
            <text:p text:style-name="P11">3</text:p>
          </table:table-cell>
        </table:table-row>
        <text:soft-page-break/>
        <table:table-row>
          <table:table-cell table:style-name="Table4.A3" office:value-type="string">
            <text:list xml:id="list153936053262850" text:continue-numbering="true" text:style-name="L1">
              <text:list-item>
                <text:p text:style-name="P18">Etablir connexion entre 2 pairs <text:span text:style-name="T7">(predefini pour commencer)</text:span></text:p>
              </text:list-item>
            </text:list>
          </table:table-cell>
          <table:table-cell table:style-name="Table4.A3" office:value-type="string">
            <text:p text:style-name="P11">4</text:p>
          </table:table-cell>
          <table:table-cell table:style-name="Table4.A3" office:value-type="string">
            <text:p text:style-name="P12">12</text:p>
          </table:table-cell>
          <table:table-cell table:style-name="Table4.A3" office:value-type="string">
            <text:p text:style-name="P11">3</text:p>
          </table:table-cell>
        </table:table-row>
        <table:table-row>
          <table:table-cell table:style-name="Table4.A3" office:value-type="string">
            <text:list xml:id="list153936628474282" text:continue-numbering="true" text:style-name="L1">
              <text:list-item>
                <text:p text:style-name="P18">Envoie de message entre pairs</text:p>
              </text:list-item>
            </text:list>
          </table:table-cell>
          <table:table-cell table:style-name="Table4.A3" office:value-type="string">
            <text:p text:style-name="P11">4</text:p>
          </table:table-cell>
          <table:table-cell table:style-name="Table4.A3" office:value-type="string">
            <text:p text:style-name="P12">8</text:p>
          </table:table-cell>
          <table:table-cell table:style-name="Table4.A3" office:value-type="string">
            <text:p text:style-name="P11">2</text:p>
          </table:table-cell>
        </table:table-row>
        <table:table-row>
          <table:table-cell table:style-name="Table4.A5" office:value-type="string">
            <text:p text:style-name="P11">Trouver 5 pairs</text:p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1">1<text:span text:style-name="T7">8</text:span>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5" office:value-type="string">
            <text:list xml:id="list153936600979390" text:continue-numbering="true" text:style-name="L1">
              <text:list-item>
                <text:p text:style-name="P18">Chercher parmi ses paires qui est dispo</text:p>
              </text:list-item>
            </text:list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2">6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5" office:value-type="string">
            <text:list xml:id="list153936321941050" text:continue-numbering="true" text:style-name="L1">
              <text:list-item>
                <text:p text:style-name="P18">Demander à ses paires de lui envoyer certain de leurs pairs</text:p>
              </text:list-item>
            </text:list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2">12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8" office:value-type="string">
            <text:p text:style-name="P11">Sauvegardes et récupérations des comptes</text:p>
          </table:table-cell>
          <table:table-cell table:style-name="Table4.A8" office:value-type="string">
            <text:p text:style-name="P11">4</text:p>
          </table:table-cell>
          <table:table-cell table:style-name="Table4.C8" office:value-type="float" office:value="32">
            <text:p text:style-name="P12">32</text:p>
          </table:table-cell>
          <table:table-cell table:style-name="Table4.A8" office:value-type="string">
            <text:p text:style-name="P11">3</text:p>
          </table:table-cell>
        </table:table-row>
        <table:table-row>
          <table:table-cell table:style-name="Table4.A8" office:value-type="string">
            <text:list xml:id="list153935650642449" text:continue-numbering="true" text:style-name="L1">
              <text:list-item>
                <text:p text:style-name="P18">Créer une sauvegarde avec les données</text:p>
              </text:list-item>
            </text:list>
          </table:table-cell>
          <table:table-cell table:style-name="Table4.A8" office:value-type="string">
            <text:p text:style-name="P11">4</text:p>
          </table:table-cell>
          <table:table-cell table:style-name="Table4.A8" office:value-type="string">
            <text:p text:style-name="P12">4</text:p>
          </table:table-cell>
          <table:table-cell table:style-name="Table4.A8" office:value-type="string">
            <text:p text:style-name="P11">1</text:p>
          </table:table-cell>
        </table:table-row>
        <table:table-row>
          <table:table-cell table:style-name="Table4.A10" office:value-type="string">
            <text:list xml:id="list153935136321338" text:continue-numbering="true" text:style-name="L1">
              <text:list-item>
                <text:p text:style-name="P18">Crypter les sauvegardes</text:p>
              </text:list-item>
            </text:list>
          </table:table-cell>
          <table:table-cell table:style-name="Table4.B10" office:value-type="string">
            <text:p text:style-name="P11">3</text:p>
          </table:table-cell>
          <table:table-cell table:style-name="Table4.C10" office:value-type="string">
            <text:p text:style-name="P12">4</text:p>
          </table:table-cell>
          <table:table-cell table:style-name="Table4.D10" office:value-type="string">
            <text:p text:style-name="P11">1</text:p>
          </table:table-cell>
        </table:table-row>
        <table:table-row>
          <table:table-cell table:style-name="Table4.A11" office:value-type="string">
            <text:list xml:id="list153936292171530" text:continue-numbering="true" text:style-name="L1">
              <text:list-item>
                <text:p text:style-name="P18">Envoie de la sauvegarde avec les informations pertinentes</text:p>
              </text:list-item>
            </text:list>
          </table:table-cell>
          <table:table-cell table:style-name="Table4.B11" office:value-type="string">
            <text:p text:style-name="P11">4</text:p>
          </table:table-cell>
          <table:table-cell table:style-name="Table4.C11" office:value-type="string">
            <text:p text:style-name="P12">4</text:p>
          </table:table-cell>
          <table:table-cell table:style-name="Table4.D11" office:value-type="string">
            <text:p text:style-name="P11">2</text:p>
          </table:table-cell>
        </table:table-row>
        <table:table-row>
          <table:table-cell table:style-name="Table4.A12" office:value-type="string">
            <text:list xml:id="list153935205140435" text:continue-numbering="true" text:style-name="L1">
              <text:list-item>
                <text:p text:style-name="P18">Conservation de trace de qui a le compte</text:p>
              </text:list-item>
            </text:list>
          </table:table-cell>
          <table:table-cell table:style-name="Table4.B12" office:value-type="string">
            <text:p text:style-name="P11">3</text:p>
          </table:table-cell>
          <table:table-cell table:style-name="Table4.C12" office:value-type="string">
            <text:p text:style-name="P12">4</text:p>
          </table:table-cell>
          <table:table-cell table:style-name="Table4.D12" office:value-type="string">
            <text:p text:style-name="P11">2</text:p>
          </table:table-cell>
        </table:table-row>
        <table:table-row>
          <table:table-cell table:style-name="Table4.A13" office:value-type="string">
            <text:list xml:id="list153935419242319" text:continue-numbering="true" text:style-name="L1">
              <text:list-item>
                <text:p text:style-name="P18">Retransmission de compte lors de la déconnection vers un autre pairs</text:p>
              </text:list-item>
            </text:list>
          </table:table-cell>
          <table:table-cell table:style-name="Table4.B13" office:value-type="string">
            <text:p text:style-name="P11">3</text:p>
          </table:table-cell>
          <table:table-cell table:style-name="Table4.C13" office:value-type="string">
            <text:p text:style-name="P12">8</text:p>
          </table:table-cell>
          <table:table-cell table:style-name="Table4.D13" office:value-type="string">
            <text:p text:style-name="P11">3</text:p>
          </table:table-cell>
        </table:table-row>
        <table:table-row>
          <table:table-cell table:style-name="Table4.A14" office:value-type="string">
            <text:list xml:id="list153936841994149" text:continue-numbering="true" text:style-name="L1">
              <text:list-item>
                <text:p text:style-name="P18">Envoie de requête pour récupération de compte</text:p>
              </text:list-item>
            </text:list>
          </table:table-cell>
          <table:table-cell table:style-name="Table4.B14" office:value-type="string">
            <text:p text:style-name="P11">4</text:p>
          </table:table-cell>
          <table:table-cell table:style-name="Table4.C14" office:value-type="string">
            <text:p text:style-name="P12">4</text:p>
          </table:table-cell>
          <table:table-cell table:style-name="Table4.D14" office:value-type="string">
            <text:p text:style-name="P11">1</text:p>
          </table:table-cell>
        </table:table-row>
        <table:table-row>
          <table:table-cell table:style-name="Table4.A15" office:value-type="string">
            <text:list xml:id="list153936348286495" text:continue-numbering="true" text:style-name="L1">
              <text:list-item>
                <text:p text:style-name="P18">Transmission de compte vers l’utilisateur</text:p>
              </text:list-item>
            </text:list>
          </table:table-cell>
          <table:table-cell table:style-name="Table4.B15" office:value-type="string">
            <text:p text:style-name="P11">4</text:p>
          </table:table-cell>
          <table:table-cell table:style-name="Table4.C15" office:value-type="string">
            <text:p text:style-name="P12">4</text:p>
          </table:table-cell>
          <table:table-cell table:style-name="Table4.D15" office:value-type="string">
            <text:p text:style-name="P1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Subtitle" style:family="paragraph" style:parent-style-name="Normal" style:next-style-name="Standard" style:class="chapter">
      <style:paragraph-properties fo:margin-top="0cm" fo:margin-bottom="0.353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54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image2.jpg" text:anchor-type="paragraph" svg:x="-1.588cm" svg:y="0.318cm" svg:width="6.1cm" style:rel-width="scale" svg:height="1.88cm" style:rel-height="scale" draw:z-index="2"><draw:image xlink:href="Pictures/10000000000001930000007DC54226A90AC1C87F.jpg" xlink:type="simple" xlink:show="embed" xlink:actuate="onLoad"/></draw:frame></text:p>
        <text:p text:style-name="MP1">Date de fin de sprint</text:p>
        <text:p text:style-name="MP2">Projet Phase 2 / <text:s/>X</text:p>
        <text:p text:style-name="MP3">Equipe ResilientSXP2 : Raphael, Joël, Victor, Makram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10-15T13:14:00Z</meta:creation-date>
    <dc:date>2017-11-08T15:39:34.991367822</dc:date>
    <meta:editing-cycles>19</meta:editing-cycles>
    <meta:editing-duration>PT12H31M15S</meta:editing-duration>
    <meta:document-statistic meta:table-count="4" meta:image-count="1" meta:object-count="0" meta:page-count="3" meta:paragraph-count="116" meta:word-count="372" meta:character-count="2004" meta:non-whitespace-character-count="1752"/>
    <meta:template xlink:type="simple" xlink:actuate="onRequest" xlink:title="" xlink:href="../Sprint-1.odt/Normal"/>
  </office:meta>
</office:document-meta>
</file>